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asy-for-Life App</text:p>
      <text:p text:style-name="Standard"/>
      <text:p text:style-name="Standard">## 1. Vision (Tầm nhìn)</text:p>
      <text:p text:style-name="Standard">Giúp người dùng nhận diện thực trạng cuộc sống và tối ưu hóa chất lượng sống dựa trên dữ liệu cá nhân.</text:p>
      <text:p text:style-name="Standard"/>
      <text:p text:style-name="Standard">---</text:p>
      <text:p text:style-name="Standard"/>
      <text:p text:style-name="Standard">## 2. Goal (Mục tiêu)</text:p>
      <text:p text:style-name="Standard"/>
      <text:p text:style-name="Standard">- Nâng cao chất lượng cuộc sống (Quality of Life)</text:p>
      <text:p text:style-name="Standard">- Cá nhân hóa tư vấn cho từng người dùng</text:p>
      <text:p text:style-name="Standard">- Tối ưu:</text:p>
      <text:p text:style-name="Standard"><text:s text:c="2"/>- Sức khỏe</text:p>
      <text:p text:style-name="Standard"><text:s text:c="2"/>- Thời gian</text:p>
      <text:p text:style-name="Standard"><text:s text:c="2"/>- Năng lượng (calories)</text:p>
      <text:p text:style-name="Standard"><text:s text:c="2"/>- Cân bằng cuộc sống (work-life balance)</text:p>
      <text:p text:style-name="Standard"/>
      <text:p text:style-name="Standard">---</text:p>
      <text:p text:style-name="Standard"/>
      <text:p text:style-name="Standard">## 3. Input (Dữ liệu đầu vào)</text:p>
      <text:p text:style-name="Standard"/>
      <text:p text:style-name="Standard">### 3.1 Nhân khẩu học (Demographics)</text:p>
      <text:p text:style-name="Standard">- Tuổi</text:p>
      <text:p text:style-name="Standard">- Giới tính</text:p>
      <text:p text:style-name="Standard">- Chiều cao</text:p>
      <text:p text:style-name="Standard">- Cân nặng</text:p>
      <text:p text:style-name="Standard"/>
      <text:p text:style-name="Standard">### 3.2 Routine (Thói quen)</text:p>
      <text:p text:style-name="Standard">- Giờ ngủ / thức</text:p>
      <text:p text:style-name="Standard">- Thời gian làm việc</text:p>
      <text:p text:style-name="Standard">- Thời gian vận động</text:p>
      <text:p text:style-name="Standard">- Thời gian giải trí</text:p>
      <text:p text:style-name="Standard"/>
      <text:p text:style-name="Standard">### 3.3 Tài chính (Finance)</text:p>
      <text:p text:style-name="Standard">- Thu nhập</text:p>
      <text:p text:style-name="Standard">- Chi tiêu</text:p>
      <text:p text:style-name="Standard">- Chi cho ăn uống / sức khỏe</text:p>
      <text:p text:style-name="Standard"/>
      <text:p text:style-name="Standard">### 3.4 Công việc (Work)</text:p>
      <text:p text:style-name="Standard">- Loại công việc (ngồi nhiều / vận động)</text:p>
      <text:p text:style-name="Standard">- Mức độ áp lực</text:p>
      <text:p text:style-name="Standard"/>
      <text:p text:style-name="Standard">### 3.5 Nhu cầu (Goals)</text:p>
      <text:p text:style-name="Standard">- Giảm cân</text:p>
      <text:p text:style-name="Standard">- Tăng cơ</text:p>
      <text:p text:style-name="Standard">- Giữ sức khỏe</text:p>
      <text:p text:style-name="Standard">- Tăng năng suất</text:p>
      <text:p text:style-name="Standard">- Cân bằng cuộc sống</text:p>
      <text:p text:style-name="Standard"/>
      <text:p text:style-name="Standard">### 3.6 Sức khỏe (Health)</text:p>
      <text:p text:style-name="Standard">- Bệnh nền</text:p>
      <text:p text:style-name="Standard"><text:soft-page-break/>- Mức độ vận động hiện tại</text:p>
      <text:p text:style-name="Standard"/>
      <text:p text:style-name="Standard">---</text:p>
      <text:p text:style-name="Standard"/>
      <text:p text:style-name="Standard">## 4. Target Metrics (Chỉ số)</text:p>
      <text:p text:style-name="Standard"/>
      <text:p text:style-name="Standard">- BMI (Body Mass Index)</text:p>
      <text:p text:style-name="Standard">- Body Fat (% mỡ)</text:p>
      <text:p text:style-name="Standard">- Muscle Mass (% cơ)</text:p>
      <text:p text:style-name="Standard">- Calories cần thiết/ngày (TDEE)</text:p>
      <text:p text:style-name="Standard"/>
      <text:p text:style-name="Standard">---</text:p>
      <text:p text:style-name="Standard"/>
      <text:p text:style-name="Standard">## 5. Processing Logic</text:p>
      <text:p text:style-name="Standard"/>
      <text:p text:style-name="Standard">### 5.1 Benchmark (So sánh chuẩn)</text:p>
      <text:p text:style-name="Standard"/>
      <text:p text:style-name="Standard">So sánh:</text:p>
      <text:p text:style-name="Standard"/>
      <text:p text:style-name="Standard">Chuẩn tham chiếu:</text:p>
      <text:p text:style-name="Standard"/>
      <text:p text:style-name="Standard">- BMI: WHO</text:p>
      <text:p text:style-name="Standard">- Body Fat: theo giới tính / độ tuổi</text:p>
      <text:p text:style-name="Standard">- Sleep: 7–8h/ngày</text:p>
      <text:p text:style-name="Standard">- Activity: ≥ 30 phút/ngày</text:p>
      <text:p text:style-name="Standard">- Calories: theo TDEE</text:p>
      <text:p text:style-name="Standard"/>
      <text:p text:style-name="Standard">---</text:p>
      <text:p text:style-name="Standard"/>
      <text:p text:style-name="Standard">### 5.2 Phân tích</text:p>
      <text:p text:style-name="Standard"/>
      <text:p text:style-name="Standard">Kết quả phân loại:</text:p>
      <text:p text:style-name="Standard">- Deficit (Thiếu)</text:p>
      <text:p text:style-name="Standard">- Excess (Dư)</text:p>
      <text:p text:style-name="Standard">- Balanced (Cân bằng)</text:p>
      <text:p text:style-name="Standard"/>
      <text:p text:style-name="Standard">---</text:p>
      <text:p text:style-name="Standard"/>
      <text:p text:style-name="Standard">## 6. Output (Kết quả)</text:p>
      <text:p text:style-name="Standard"/>
      <text:p text:style-name="Standard">### 6.1 Dashboard</text:p>
      <text:p text:style-name="Standard"/>
      <text:p text:style-name="Standard">- Life Score (0–100)</text:p>
      <text:p text:style-name="Standard">- Trạng thái:</text:p>
      <text:p text:style-name="Standard"><text:s text:c="2"/>- Kém</text:p>
      <text:p text:style-name="Standard"><text:s text:c="2"/>- Trung bình</text:p>
      <text:p text:style-name="Standard"><text:s text:c="2"/>- Tốt</text:p>
      <text:p text:style-name="Standard"/>
      <text:p text:style-name="Standard">---</text:p>
      <text:p text:style-name="Standard"/>
      <text:p text:style-name="Standard">### 6.2 Recommendation (Tư vấn)</text:p>
      <text:p text:style-name="Standard"/>
      <text:p text:style-name="Standard"><text:soft-page-break/>#### Vận động</text:p>
      <text:p text:style-name="Standard">- % thời gian vận động</text:p>
      <text:p text:style-name="Standard">- Gợi ý tăng/giảm</text:p>
      <text:p text:style-name="Standard"/>
      <text:p text:style-name="Standard">#### Thời gian</text:p>
      <text:p text:style-name="Standard">- Phân bổ:</text:p>
      <text:p text:style-name="Standard"><text:s text:c="2"/>- Làm việc</text:p>
      <text:p text:style-name="Standard"><text:s text:c="2"/>- Nghỉ ngơi</text:p>
      <text:p text:style-name="Standard"><text:s text:c="2"/>- Gia đình</text:p>
      <text:p text:style-name="Standard"/>
      <text:p text:style-name="Standard">#### Dinh dưỡng</text:p>
      <text:p text:style-name="Standard">- Calories/ngày</text:p>
      <text:p text:style-name="Standard">- Định lượng:</text:p>
      <text:p text:style-name="Standard"><text:s text:c="2"/>- Protein</text:p>
      <text:p text:style-name="Standard"><text:s text:c="2"/>- Carb</text:p>
      <text:p text:style-name="Standard"><text:s text:c="2"/>- Fat</text:p>
      <text:p text:style-name="Standard"/>
      <text:p text:style-name="Standard">#### Tinh thần &amp; gia đình</text:p>
      <text:p text:style-name="Standard">- Thời gian kết nối</text:p>
      <text:p text:style-name="Standard">- Gợi ý cải thiện</text:p>
      <text:p text:style-name="Standard"/>
      <text:p text:style-name="Standard">---</text:p>
      <text:p text:style-name="Standard"/>
      <text:p text:style-name="Standard">### 6.3 Daily Plan (Lộ trình hàng ngày)</text:p>
      <text:p text:style-name="Standard"/>
      <text:p text:style-name="Standard">Ví dụ:</text:p>
      <text:p text:style-name="Standard"/>
      <text:p text:style-name="Standard">| Time | Activity |</text:p>
      <text:p text:style-name="Standard">|------|--------|</text:p>
      <text:p text:style-name="Standard">| 6:00 | Thức dậy |</text:p>
      <text:p text:style-name="Standard">| 6:30 | Tập thể dục |</text:p>
      <text:p text:style-name="Standard">| 8:00–17:00 | Làm việc |</text:p>
      <text:p text:style-name="Standard">| 18:00 | Ăn tối |</text:p>
      <text:p text:style-name="Standard">| 20:00 | Gia đình |</text:p>
      <text:p text:style-name="Standard">| 22:30 | Ngủ |</text:p>
      <text:p text:style-name="Standard"/>
      <text:p text:style-name="Standard">---</text:p>
      <text:p text:style-name="Standard"/>
      <text:p text:style-name="Standard">### 6.4 Ecosystem Recommendation</text:p>
      <text:p text:style-name="Standard"/>
      <text:p text:style-name="Standard">- Gym / Fitness center</text:p>
      <text:p text:style-name="Standard">- Meal plan</text:p>
      <text:p text:style-name="Standard">- Thực phẩm dinh dưỡng</text:p>
      <text:p text:style-name="Standard">- App sức khỏe</text:p>
      <text:p text:style-name="Standard"/>
      <text:p text:style-name="Standard">---</text:p>
      <text:p text:style-name="Standard"/>
      <text:p text:style-name="Standard">## 7. Feature Breakdown</text:p>
      <text:p text:style-name="Standard"/>
      <text:p text:style-name="Standard">### EPIC 1: Data Collection</text:p>
      <text:p text:style-name="Standard">- Form nhập dữ liệu</text:p>
      <text:p text:style-name="Standard">- Multi-step UI</text:p>
      <text:p text:style-name="Standard"><text:soft-page-break/></text:p>
      <text:p text:style-name="Standard">### EPIC 2: Calculation Engine</text:p>
      <text:p text:style-name="Standard">- BMI</text:p>
      <text:p text:style-name="Standard">- TDEE</text:p>
      <text:p text:style-name="Standard">- Body composition</text:p>
      <text:p text:style-name="Standard"/>
      <text:p text:style-name="Standard">### EPIC 3: Benchmark Engine</text:p>
      <text:p text:style-name="Standard">- So sánh với chuẩn</text:p>
      <text:p text:style-name="Standard">- Tính điểm</text:p>
      <text:p text:style-name="Standard"/>
      <text:p text:style-name="Standard">### EPIC 4: Recommendation Engine</text:p>
      <text:p text:style-name="Standard">- Rule-based</text:p>
      <text:p text:style-name="Standard">- (Future) Machine Learning</text:p>
      <text:p text:style-name="Standard"/>
      <text:p text:style-name="Standard">### EPIC 5: Dashboard</text:p>
      <text:p text:style-name="Standard">- Biểu đồ</text:p>
      <text:p text:style-name="Standard">- Score</text:p>
      <text:p text:style-name="Standard">- Gợi ý</text:p>
      <text:p text:style-name="Standard"/>
      <text:p text:style-name="Standard">---</text:p>
      <text:p text:style-name="Standard"/>
      <text:p text:style-name="Standard">## 8. Key Requirement</text:p>
      <text:p text:style-name="Standard"/>
      <text:p text:style-name="Standard">Cần xây dựng bộ tiêu chuẩn (Standard Framework):</text:p>
      <text:p text:style-name="Standard"/>
      <text:p text:style-name="Standard">- BMI chuẩn WHO</text:p>
      <text:p text:style-name="Standard">- Body fat theo age/gender</text:p>
      <text:p text:style-name="Standard">- Calories theo TDEE</text:p>
      <text:p text:style-name="Standard">- Sleep standard</text:p>
      <text:p text:style-name="Standard">- Activity standard</text:p>
      <text:p text:style-name="Standard"/>
      <text:p text:style-name="Standard">---</text:p>
      <text:p text:style-name="Standard"/>
      <text:p text:style-name="Standard">## 9. Roadmap</text:p>
      <text:p text:style-name="Standard"/>
      <text:p text:style-name="Standard">### Phase 1 (MVP)</text:p>
      <text:p text:style-name="Standard">- Form nhập dữ liệu</text:p>
      <text:p text:style-name="Standard">- Tính BMI + TDEE</text:p>
      <text:p text:style-name="Standard">- Basic recommendation</text:p>
      <text:p text:style-name="Standard"/>
      <text:p text:style-name="Standard">### Phase 2</text:p>
      <text:p text:style-name="Standard">- Dashboard nâng cao</text:p>
      <text:p text:style-name="Standard">- Daily plan</text:p>
      <text:p text:style-name="Standard"/>
      <text:p text:style-name="Standard">### Phase 3</text:p>
      <text:p text:style-name="Standard">- AI recommendation</text:p>
      <text:p text:style-name="Standard">- Kết nối dịch vụ ngoài</text:p>
      <text:p text:style-name="Standard"/>
      <text:p text:style-name="Standard">---</text:p>
      <text:p text:style-name="Standard"/>
      <text:p text:style-name="Standard">## 10. Insight</text:p>
      <text:p text:style-name="Standard"/>
      <text:p text:style-name="Standard"><text:soft-page-break/>App = "Google Maps cho cuộc sống"</text:p>
      <text:p text:style-name="Standard"/>
      <text:p text:style-name="Standard">- Input: trạng thái hiện tại</text:p>
      <text:p text:style-name="Standard">- Output: lộ trình tối ưu</text:p>
      <text:p text:style-name="Standard"/>
      <text:p text:style-name="Standard">avatar</text:p>
      <text:p text:style-name="Standard"/>
      <text:p text:style-name="Standard">portrait-beautiful-young-woman-standing-grey-wall.jpg</text:p>
      <text:p text:style-name="Standard">portrait-young-beautiful-woman-gesticulating.jpg</text:p>
      <text:p text:style-name="Standard">portrait-young-redhead-bearded-male.jpg</text:p>
      <text:p text:style-name="Standard">pretty-blonde-woman-wearing-white-t-shirt.jpg</text:p>
      <text:p text:style-name="Standard">studio-portrait-emotional-happy-funny.jpg</text:p>
      <text:p text:style-name="Standard"/>
      <text:p text:style-name="Standard">causes</text:p>
      <text:p text:style-name="Standard"/>
      <text:p text:style-name="Standard">african-woman-pouring-water-recipient-outdoors.jpg</text:p>
      <text:p text:style-name="Standard">group-african-kids-paying-attention-class.jpg</text:p>
      <text:p text:style-name="Standard">poor-child-landfill-looks-forward-with-hope.jpg</text:p>
      <text:p text:style-name="Standard"/>
      <text:p text:style-name="Standard"/>
      <text:h text:style-name="Heading_20_2" text:outline-level="2">📁 <text:span text:style-name="Source_20_Text">icons</text:span></text:h>
      <text:section text:style-name="Sect1" text:name="code-block-viewer">
        <text:p text:style-name="P1"/>
      </text:section>
      <text:p text:style-name="Standard"/>
      <text:p text:style-name="Standard">hands.png</text:p>
      <text:p text:style-name="Standard">heart.png</text:p>
      <text:p text:style-name="Standard">receive.png</text:p>
      <text:p text:style-name="Standard">scholarship.png</text:p>
      <text:p text:style-name="Standard"/>
      <text:p text:style-name="Preformatted_20_Text"><text:bookmark text:name="code-block-viewer"/></text:p>
      <text:p text:style-name="Standard">news</text:p>
      <text:p text:style-name="Standard">africa-humanitarian-aid-doctor.jpg</text:p>
      <text:p text:style-name="Standard">close-up-happy-people-working-together.jpg</text:p>
      <text:p text:style-name="Standard">close-up-volunteer-organizing-stuff-donation.jpg</text:p>
      <text:p text:style-name="Standard">medium-shot-people-collecting-foodstuff.jpg</text:p>
      <text:p text:style-name="Standard">medium-shot-volunteers-with-clothing-donations.jpg</text:p>
      <text:p text:style-name="Standard"/>
      <text:p text:style-name="Standard">slide</text:p>
      <text:p text:style-name="Standard"/>
      <text:p text:style-name="Standard">back_ground.png</text:p>
      <text:p text:style-name="Standard">different-people-doing-volunteer-work.jpg</text:p>
      <text:p text:style-name="Standard">group-people-volunteering-foodbank-poor-people.jpg</text:p>
      <text:p text:style-name="Standard">logo.png</text:p>
      <text:p text:style-name="Standard">portrait-volunteer-who-organized-donations-charity.jpg</text:p>
      <text:p text:style-name="Standard">smiling-casual-woman-dressed-volunteer-t-shirt-with-badge.jpg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09:45:15.952028072</meta:creation-date>
    <dc:date>2026-03-21T12:22:03.464569481</dc:date>
    <meta:editing-duration>PT15M2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5" meta:paragraph-count="178" meta:word-count="649" meta:character-count="3632" meta:non-whitespace-character-count="3140"/>
  </office:meta>
</office:document-meta>
</file>